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4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36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78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8 Kommentare 263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92</text:p>
          </table:table-cell>
          <table:table-cell table:number-columns-repeated="6"/>
        </table:table-row>
        <table:table-row table:style-name="ro1">
          <table:table-cell table:formula="of:=SUM([.A58:.A100000])" office:value-type="float" office:value="92" calcext:value-type="float">
            <text:p>9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hristian Markowit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. Dezember 2020 um 08:46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mala Harris hat sich "scheinimpfen" lassen. Finde den Fehler. Dümmer geht's nich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zeig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Vide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3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623806187703568&amp;id=100002226673098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mala Harris hat sich "scheinimpfen"... - Christian Markowitz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ra P. Ko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ist denn eine Scheinimpfung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ra P. Ko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k... und was ist hier der Schein? Und wie wird er nachgewies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ki Leavert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logene Baga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Reite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 mag eine Scheinimpfung sein, aber da wir nicht wissen, was in der Spritze ist, kö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 das nicht behaupten. Das knicken der Sichheitshülle an der Armlehne am Ende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deos ist ein Sicherheitsmechanismus der Injektionsnadel. Die Plastikhülle wird übe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del geklickt, um eine Verletzung an der Nadel nach Injektion zu verhindern. Hier kann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s außergewöhnliches s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a Ec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Reitemeier ...MÄÄÄH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andas Nad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Reitemeier was für ein Quatsch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Reite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ute, ich stehe dem Theater hier mehr als kritisch gegenüber, aber wir Kritiker sollten u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stens, nicht selbst zerfleischen und zweitens, nicht auf jedes Indiz stürzen, sondern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acht rangehen. Sollte ich mit meiner Behauptung der Sicherheitsspritze Recht hab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 dies wieder eine Möglichkeit unsere Bewegung zu diskreditieren. Es gibt inzwi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ügend eindeutige Videos, die "falsche Impfungen" bei öffentlichen Personen zeigen,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wir es nicht nötig nach jedem Strohhalm zu greifen, der sich möglicherwei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erlegen läss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 bleibt friedlich und in Eurer Mi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 D'A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gibts die Kanülen zu kaufen? Ich bin seit 20 Jahren med. tätig und habe sol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anülen noch nie gesehen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Reite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 D'Amo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623806187703568&amp;id=100002226673098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mala Harris hat sich "scheinimpfen"... - Christian Markowitz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i Shahrokn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spannt den Arm\Schulter nicht an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uke Sulit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 D'Amore als Putzkraft, oder wa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se Kanülen sind schon seit Jahren üb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 D'A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uke Sulitze ich impfe nicht, bin nur dämlicher Zahnarzt. Wir bekommen unsere Injektio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ch so hin ohne uns zu verle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uard Gabri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 D'Amore Nicht wahr HR KOLLEGE und bei der SPRITZE...drücken wir den KOL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ch reinv und streicheln den nicht NU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St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sind so viele Aufnahmen im Umlauf, wo man sehen kann, das Menschen nur scheinbar geimp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den, dass es schwerfällt einen Fehler bei der Inszenierung zu unterste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unterstelle Vorsatz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empfindet man, wenn man solche Aufnahmen, mit offenkundiger Vortäuschung sieht.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hlt sich verschaukelt und empört s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gehe soweit, dass ich behaupte, dieses Gefühl soll uns bei diesen Aufnahmen heimsuchen die Empörung ist gewollt und gehört mit zur Inszenier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so? Finde es heraus! Für mich ist es schnell erkannt. Es spaltet und führt zu negativ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ühlen. Wir werden uns einen Heilsbringer sehnen und der wird uns auch präsent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gesagt, ich glaube nicht an Fahrlässigkeit bei der Inszenierung. Immerhin habe ich bere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destens zehn Aufnahmen mit offenkundigen "Scheinimpfungen" gesehen, die viral publiz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n. Ich glaube die sind nicht blöd, sondern sehr gerissen. Ich glaube aber leider, dass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der Menschen nicht kritikfähig ist und glaubt was sie si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Mathy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 einer i.m. (intramuskulären) Injektion (was Impfungen sind) zieht man nicht zuerst 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mpel der Spritze etwas raus (wie es hier gemacht wird),da muss man darauf achten d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 Luft in der Spritze ist und drückt vor Verabreichung der Spritze den Stempel noch et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in,damit keine Luft injizier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tory.php?story_fbid=3623806187703568&amp;id=100002226673098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mala Harris hat sich "scheinimpfen"... - Christian Markowitz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Handhabung wie sie im Video gemacht wird,wäre bei einer i.v. (Intravenösen Injektio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htig (etwas Blut in die Spritze ziehen vor der Injektio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halb wird hier in meinen Augen nicht gei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uke Sulit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lalin Alexandra Mathys so ein Blödsin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macht man, damit man nicht versehentlich ein Gefäß triff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Mathy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uke Sulitze wir haben’s so gelernt in der Ausbildung...ausserdem hast du schon mal Luft i.m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spritzt bekommen? Das tut höllisch weh! Da bleibt man nicht so ruhig sitzen wie di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uke Sulit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lalin Alexandra Mathys wenn man korrekt injizieren will, dann drückt man VOR de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echen die Luft raus (was bei den neueren Systemen nicht mehr notwendig ist und deshal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mutlich hier nicht gemacht wird), sticht und zieht dann den Kolben etwas raus fü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tprobe. Im Arm befindet sich nämlich keine Luft. Ich kann mir kaum vorstellen, dass i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anders gelernt hab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Mathy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uke Sulitze die Blutprobe macht man bei i.v. Injektionen. So haben wir’s gelern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e noch nie weder eine Spritze gesetzt bekommen noch selbst eine Spritze gesetzt so wie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im Video m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gesagt auf mich wirkt es nicht so als ob da wirklich geimpf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lli Ta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tschuldigen Sie bitte, sind Sie dumm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Lu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mimikama.at/aktuelles/kamala-harris-nadel/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n, Kamala Harris wurde nicht ohn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Lu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ter Schwurbler hier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Bohnhof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glaub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story.php?story_fbid=3623806187703568&amp;id=100002226673098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mala Harris hat sich "scheinimpfen"... - Christian Markowitz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an Powe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au erst wie eine moderne Spritze funktioniert https://youtu.be/v0G7Qa5OEY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dermic Needle-Pro® EDGE™ In-Servic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W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besten erstmal informieren, wie so eine Spritze aufgebaut ist und wie sie funktionier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chwörungspfei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W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Müller stimmt, die Qualität des Videos lässt natürlich auch so eine "sachliche"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urteilung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n mal dran gedacht, dass es in anderen Ländern und auch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schiedliche Zwecke auch unterschiedliche Spritzen gib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W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Müller sie haben recht, bei so viel Verschwörungsgehabe fehlt mir die contenan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W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Müller nicht alles glauben und automatisch immer vom Gegenteil überzeugt sein si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ei verschiedene Paar Schu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o W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Müller sachlich, geht man mit dummdeppen wie dir ja im grunde nichtmal um, wel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ter RT germany bzw media gruppen im profil haben, und nichtmal merken wie sie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ihre informationsbeschaffung schon von der afd unterlaufen wu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T ist ein von russland gesposorter sender der NUR zuschauer vom rechten Flügel hier ha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mal ansatzweise die politische mitte vertrit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... heinblöd, schieb dir deine sachlichkeit, und sachliche betrachtungsweise in deinen 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sch... bzw afd arsch... was du leuchte vermutlich nichtmal gemerkt ha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o W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Müller weil du dumm bist... ganz einfach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klärt hab ich es dir. Für d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mmheit und leseschwäche kann ich nich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zum punkt 2. Weil die rechten sich selbst überall rumtreiben und die passe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achmatischen schwurbler, es wird zeit das die lange zeit schweigenden sich nun g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s degenerierte drecksgesindel erheben , gegen die lächerlichen schreienden 5%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n sie wären die mehrheit und die dinge müssten sich nach ihren bedingungen änd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o W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Müller ein blick hat gereicht...wenn sie es selbst nicht sehen, haben sie nicht d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ötige bildung, wie auch wissen. Und die intelligenz sich mit dem gesagten und den fak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einander zu setzen . Eine sachliche Diskussion war es ni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623806187703568&amp;id=100002226673098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mala Harris hat sich "scheinimpfen"... - Christian Markowitz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stas Chatzikost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fia Grigoriadou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ta Ariana Yamuna Vere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's glaubt. Hhhh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 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s muss man sagen, das ist keine Scheinimpfung, das ist eine Sicherheitsnadel bei der na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 Impfung der Verschluss wieder zugeklappt wird. Also erst mal informieren bevor man so et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aup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xhaj Faru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jlinda Krasniq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 Gamia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adette Gamiao Jhun Gamiao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yah Luy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 langsamm das Gefühl das die Fachleute das extra so zeigen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ialanti Q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623806187703568&amp;id=100002226673098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6" calcext:value-type="float">
            <text:p>6</text:p>
          </table:table-cell>
          <table:table-cell table:style-name="ce7" table:formula="of:=COUNTIF([.D$1:.D$1048576];&quot;X&quot;)" office:value-type="float" office:value="14" calcext:value-type="float">
            <text:p>14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18" calcext:value-type="float">
            <text:p>18</text:p>
          </table:table-cell>
          <table:table-cell table:formula="of:=COUNTIF([.G$1:.G$1048576];&quot;X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620];[.D620];[.F620])"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9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20:19:55.09885688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20:35:41.594427037</dc:date>
    <meta:editing-duration>PT3M43S</meta:editing-duration>
    <meta:editing-cycles>4</meta:editing-cycles>
    <meta:document-statistic meta:table-count="1" meta:cell-count="423" meta:object-count="0"/>
  </office:meta>
</office:document-meta>
</file>